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.afterTestClass( AfterTestClass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beforeTestMethod( BeforeTestMethod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afterTestExecution( AfterTestExecu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prepareTestInstance( PrepareTestInstanc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agerTestExecutionEventPublishingTests.beforeTestClassEventIsNotPublishedByDefaultForFirstTes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EagerTestExecutionEventPublishingTests.resetEv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beforeTestExecution( BeforeTestExecu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TestCase1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fig.afterTestMethod( AfterTestMethod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agerTestExecutionEventPublishingTests.beforeTestClassEventIsPublishedForAllTestClassesIfCustomListenerEagerlyLoads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onfig.beforeTestClass( BeforeTestClass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agerLoadingTestExecutionListener.beforeTestClass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